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pragma solidity ^0.4.25;</text:p>
      <text:p text:style-name="Standard"/>
      <text:p text:style-name="Standard">contract token {</text:p>
      <text:p text:style-name="Standard"><text:s text:c="4"/>function transfer(address receiver, uint amount) external;</text:p>
      <text:p text:style-name="Standard"><text:s text:c="4"/>function Balance1() external;</text:p>
      <text:p text:style-name="Standard">}</text:p>
      <text:p text:style-name="Standard"/>
      <text:p text:style-name="Standard">contract Crowdsale {</text:p>
      <text:p text:style-name="Standard"><text:s text:c="4"/>address public beneficiary;</text:p>
      <text:p text:style-name="Standard"><text:s text:c="4"/>uint public fundingGoal;</text:p>
      <text:p text:style-name="Standard"><text:s text:c="4"/>uint public amountRaised;</text:p>
      <text:p text:style-name="Standard"><text:s text:c="4"/>uint public deadline;</text:p>
      <text:p text:style-name="Standard"><text:s text:c="4"/>uint public price;</text:p>
      <text:p text:style-name="Standard"><text:s text:c="4"/>token public tokenReward;</text:p>
      <text:p text:style-name="Standard"><text:s text:c="4"/>mapping(address =&gt; uint256) public balanceOf;</text:p>
      <text:p text:style-name="Standard"><text:s text:c="4"/>bool fundingGoalReached = false;</text:p>
      <text:p text:style-name="Standard"><text:s text:c="4"/>bool crowdsaleClosed = false;</text:p>
      <text:p text:style-name="Standard"><text:s text:c="4"/>address public address1;</text:p>
      <text:p text:style-name="Standard"/>
      <text:p text:style-name="Standard"><text:s text:c="4"/>event GoalReached(address recipient, uint totalAmountRaised);</text:p>
      <text:p text:style-name="Standard"><text:s text:c="4"/>event FundTransfer(address backer, uint amount, bool isContribution);</text:p>
      <text:p text:style-name="Standard"/>
      <text:p text:style-name="Standard"><text:s text:c="2"/></text:p>
      <text:p text:style-name="Standard"><text:s text:c="4"/>constructor(</text:p>
      <text:p text:style-name="Standard"><text:s text:c="8"/>address ifSuccessfulSendTo,</text:p>
      <text:p text:style-name="Standard"><text:s text:c="8"/>uint fundingGoalInEthers,</text:p>
      <text:p text:style-name="Standard"><text:s text:c="8"/>uint durationInMinutes,</text:p>
      <text:p text:style-name="Standard"><text:s text:c="8"/>uint etherCostOfEachToken,</text:p>
      <text:p text:style-name="Standard"><text:s text:c="8"/>address addressOfTokenUsedAsReward</text:p>
      <text:p text:style-name="Standard"><text:s text:c="4"/>) public {</text:p>
      <text:p text:style-name="Standard"><text:s text:c="8"/>beneficiary = ifSuccessfulSendTo;</text:p>
      <text:p text:style-name="Standard"><text:s text:c="8"/>fundingGoal = fundingGoalInEthers * 1 ether;</text:p>
      <text:p text:style-name="Standard"><text:s text:c="8"/>deadline = now + durationInMinutes * 1 minutes;</text:p>
      <text:p text:style-name="Standard"><text:s text:c="8"/>price = etherCostOfEachToken * 1 ether;</text:p>
      <text:p text:style-name="Standard"><text:s text:c="8"/>tokenReward = token(addressOfTokenUsedAsReward);</text:p>
      <text:p text:style-name="Standard"><text:s text:c="4"/>}</text:p>
      <text:p text:style-name="Standard"><text:s text:c="2"/></text:p>
      <text:p text:style-name="Standard"><text:s text:c="4"/>function () payable public {</text:p>
      <text:p text:style-name="Standard"><text:s text:c="8"/>require(!crowdsaleClosed);</text:p>
      <text:p text:style-name="Standard"><text:s text:c="7"/></text:p>
      <text:p text:style-name="Standard"><text:s text:c="8"/>uint amount = msg.value;</text:p>
      <text:p text:style-name="Standard"><text:s text:c="8"/>balanceOf[msg.sender] += amount;</text:p>
      <text:p text:style-name="Standard"><text:s text:c="8"/>address1=msg.sender;</text:p>
      <text:p text:style-name="Standard"><text:s text:c="8"/>amountRaised += amount;</text:p>
      <text:p text:style-name="Standard"><text:s text:c="8"/>tokenReward.transfer(msg.sender, amount / price);</text:p>
      <text:p text:style-name="Standard"><text:s text:c="7"/>emit FundTransfer(msg.sender, amount, true);</text:p>
      <text:p text:style-name="Standard"><text:s text:c="4"/></text:p>
      <text:p text:style-name="Standard"><text:s text:c="4"/>}</text:p>
      <text:p text:style-name="Standard"><text:soft-page-break/></text:p>
      <text:p text:style-name="Standard"><text:s text:c="4"/>modifier afterDeadline() { if (now &gt;= deadline) _; }</text:p>
      <text:p text:style-name="Standard"/>
      <text:p text:style-name="Standard"><text:s text:c="4"/>function checkGoalReached() public afterDeadline {</text:p>
      <text:p text:style-name="Standard"><text:s text:c="8"/>if (amountRaised &gt;= fundingGoal){</text:p>
      <text:p text:style-name="Standard"><text:s text:c="12"/>fundingGoalReached = true;</text:p>
      <text:p text:style-name="Standard"><text:s text:c="12"/>emit GoalReached(beneficiary, amountRaised);</text:p>
      <text:p text:style-name="Standard"><text:s text:c="8"/>}</text:p>
      <text:p text:style-name="Standard"><text:s text:c="8"/>crowdsaleClosed = true;</text:p>
      <text:p text:style-name="Standard"><text:s text:c="4"/>}</text:p>
      <text:p text:style-name="Standard"/>
      <text:p text:style-name="Standard"/>
      <text:p text:style-name="Standard"><text:s text:c="2"/></text:p>
      <text:p text:style-name="Standard"><text:s text:c="4"/>function safeWithdrawal() public afterDeadline {</text:p>
      <text:p text:style-name="Standard"><text:s text:c="8"/>if (!fundingGoalReached) {</text:p>
      <text:p text:style-name="Standard"><text:s text:c="12"/>uint amount = balanceOf[msg.sender];</text:p>
      <text:p text:style-name="Standard"><text:s text:c="12"/>balanceOf[msg.sender] = 0;</text:p>
      <text:p text:style-name="Standard"><text:s text:c="12"/>if (amount &gt; 0) {</text:p>
      <text:p text:style-name="Standard"><text:s text:c="16"/>if (msg.sender.send(amount)) {</text:p>
      <text:p text:style-name="Standard"><text:s text:c="19"/>emit FundTransfer(msg.sender, amount, false);</text:p>
      <text:p text:style-name="Standard"><text:s text:c="16"/>} else {</text:p>
      <text:p text:style-name="Standard"><text:s text:c="20"/>balanceOf[msg.sender] = amount;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8"/>if (fundingGoalReached &amp;&amp; beneficiary == msg.sender) {</text:p>
      <text:p text:style-name="Standard"><text:s text:c="12"/>if (beneficiary.send(amountRaised)) {</text:p>
      <text:p text:style-name="Standard"><text:s text:c="15"/>emit FundTransfer(beneficiary, amountRaised, false);</text:p>
      <text:p text:style-name="Standard"><text:s text:c="12"/>} else {</text:p>
      <text:p text:style-name="Standard"><text:s text:c="16"/>fundingGoalReached = false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</text:p>
      <text:p text:style-name="Standard"><text:s text:c="3"/>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1-30T12:51:14.169000000</dc:date>
    <meta:editing-duration>PT1M9S</meta:editing-duration>
    <meta:editing-cycles>1</meta:editing-cycles>
    <meta:document-statistic meta:table-count="0" meta:image-count="0" meta:object-count="0" meta:page-count="2" meta:paragraph-count="76" meta:word-count="221" meta:character-count="2383" meta:non-whitespace-character-count="1694"/>
  </office:meta>
</office:document-meta>
</file>